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NF 13121 - mens. 08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09-20" calcext:value-type="date">
            <text:p>2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NF 13134 - mens. 09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0-21" calcext:value-type="date">
            <text:p>2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47 - mens. 10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1-21" calcext:value-type="date">
            <text:p>2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60 - mens. 11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2-20" calcext:value-type="date">
            <text:p>2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73 - mens. 12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1-20" calcext:value-type="date">
            <text:p>20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86 - mens. 0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2-20" calcext:value-type="date">
            <text:p>2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199 - mens. 0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3-20" calcext:value-type="date">
            <text:p>20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12 - mens. 03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26 - mens. 04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40 - mens. 05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6-20" calcext:value-type="date">
            <text:p>20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54 - mens. 06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68 - mens. 07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8-20" calcext:value-type="date">
            <text:p>20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82 - mens. 08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296 - mens. 09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0-20" calcext:value-type="date">
            <text:p>20/10/2025</text:p>
          </table:table-cell>
          <table:table-cell table:style-name="ce40" table:formula="of:=[.C15]-[.F1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NF 13310 - mens. 10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11-21" calcext:value-type="date">
            <text:p>21/11/2025</text:p>
          </table:table-cell>
          <table:table-cell table:style-name="ce40" table:formula="of:=[.C16]-[.F1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16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21">00/00/0000</text:date></text:span><text:span text:style-name="MT2"><text:s/>- </text:span><text:span text:style-name="MT2"><text:time style:data-style-name="N2" text:time-value="15:32:18.083442200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5:32:18.092971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5:03:28</meta:creation-date>
    <dc:date>2025-11-21T15:33:16.342140300</dc:date>
    <meta:print-date>2019-09-20T16:21:56.762000000</meta:print-date>
    <dc:language>pt-PT</dc:language>
    <meta:editing-cycles>814</meta:editing-cycles>
    <meta:editing-duration>P3DT19H8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